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991" officeooo:paragraph-rsid="001ce991"/>
    </style:style>
    <style:style style:name="P2" style:family="paragraph" style:parent-style-name="Standard">
      <style:text-properties officeooo:rsid="00218dda" officeooo:paragraph-rsid="00218d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 la pagina 12 no entra nada, solo la deficion de zona de confort </text:p>
      <text:p text:style-name="P2">teorias del empresario no 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4:10:19.612000000</meta:creation-date>
    <dc:date>2023-10-11T14:24:38.014000000</dc:date>
    <meta:editing-duration>PT22M54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" meta:word-count="18" meta:character-count="93" meta:non-whitespace-character-count="75"/>
  </office:meta>
</office:document-meta>
</file>